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18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3" style:parent-style-name="Normal" style:family="paragraph">
      <style:paragraph-properties>
        <style:tab-stops>
          <style:tab-stop style:type="left" style:position="1.65in"/>
        </style:tab-stops>
      </style:paragraph-properties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9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t version 2.25.1</text:span></text:p>
      <text:p text:style-name="Normal"/>
      <text:p text:style-name="Normal"><text:span text:style-name="T12">pl-20@pl20-OptiPlex-3020:~$<text:s/></text:span><text:span text:style-name="T13">git config --global user.name "Poorvita"</text:span></text:p>
      <text:p text:style-name="Normal"><text:span text:style-name="T14">pl-20@pl20-OptiPlex-3020:~$<text:s/></text:span><text:span text:style-name="T15">git config --global user.email "</text:span><text:a xlink:href="mailto:kbtug20255@kbtcoe.org" office:target-frame-name="_top" xlink:show="replace"><text:span text:style-name="T16">kbtug20</text:span></text:a><text:span text:style-name="T17">240</text:span></text:p>
      <text:p text:style-name="Normal"><text:a xlink:href="file:///C:/SurbhieWAD_Projects/%20HYPERLINK%20%22mailto:kbtug20240@kbtcoe.org%22@kbtcoe.org" office:target-frame-name="_top" xlink:show="replace"><text:span text:style-name="T18"><text:s/>HYPERLINK "mailto:kbtug20240@kbtcoe.org"@kbtcoe.org</text:span></text:a><text:span text:style-name="T19">"</text:span></text:p>
      <text:p text:style-name="Normal"/>
      <text:p text:style-name="Normal"><text:span text:style-name="T20">pl-20@pl20-OptiPlex-3020:~$<text:s/></text:span><text:span text:style-name="T21">nano ~/.gitconfig</text:span></text:p>
      <text:p text:style-name="Normal"><text:span text:style-name="T22">[user]</text:span></text:p>
      <text:p text:style-name="P23"><text:span text:style-name="T24"><text:s text:c="8"/>name = Poorvita</text:span></text:p>
      <text:p text:style-name="Normal"><text:span text:style-name="T25"><text:s text:c="8"/>email<text:s/></text:span><text:a xlink:href="mailto:kbtug20240@kbtcoe.org" office:target-frame-name="_top" xlink:show="replace"><text:span text:style-name="T26">kbtug20240@kbtcoe.org</text:span></text:a></text:p>
      <text:p text:style-name="Normal"/>
      <text:p text:style-name="Normal"><text:span text:style-name="T27">pl-20@pl20-OptiPlex-3020:~$</text:span><text:span text:style-name="T28"><text:s/>git clone<text:s/></text:span><text:a xlink:href="https://github.com/Poorvita%20/Fast.git" office:target-frame-name="_top" xlink:show="replace"><text:span text:style-name="T29">https://github.com/Poorvita /Fast.git</text:span></text:a></text:p>
      <text:p text:style-name="Normal"><text:span text:style-name="T30">Cloning into 'Fast'...</text:span></text:p>
      <text:p text:style-name="Normal"><text:span text:style-name="T31">warning: You appear to have cloned an empty repository.</text:span></text:p>
      <text:p text:style-name="Normal"/>
      <text:p text:style-name="Normal"><text:span text:style-name="T32">pl-20@pl20-OptiPlex-3020:~$<text:s/></text:span><text:span text:style-name="T33">cd Fast</text:span></text:p>
      <text:p text:style-name="Normal"/>
      <text:p text:style-name="Normal"><text:span text:style-name="T34">pl-20@pl20-OptiPlex-3020:~/Fast$<text:s/></text:span><text:span text:style-name="T35">git status</text:span></text:p>
      <text:p text:style-name="Normal"><text:span text:style-name="T36">On branch master</text:span></text:p>
      <text:p text:style-name="Normal"><text:span text:style-name="T37">No commits yet</text:span></text:p>
      <text:p text:style-name="Normal"><text:span text:style-name="T38">Untracked files:</text:span></text:p>
      <text:p text:style-name="Normal"><text:span text:style-name="T39"><text:s text:c="2"/>(use "git add &lt;file&gt;..." to include in what will be committed)</text:span></text:p>
      <text:p text:style-name="Normal"><text:span text:style-name="T40"><text:tab/></text:span><text:span text:style-name="T41">index.html</text:span></text:p>
      <text:p text:style-name="Normal"><text:span text:style-name="T42">nothing added to commit but untracked files present (use "git add" to track)</text:span></text:p>
      <text:p text:style-name="Normal"/>
      <text:p text:style-name="Normal"><text:span text:style-name="T43">pl-20@pl20-OptiPlex-3020:~/Fast$<text:s/></text:span><text:span text:style-name="T44">git add *</text:span></text:p>
      <text:p text:style-name="Normal"><text:span text:style-name="T45">pl-20@pl20-OptiPlex-3020:~/Fast$</text:span><text:span text:style-name="T46"><text:s/>git commit -m "strong commit Message"</text:span></text:p>
      <text:p text:style-name="Normal"><text:span text:style-name="T47">[master (root-commit) 4c3479d] strong commit Message</text:span></text:p>
      <text:p text:style-name="Normal"><text:span text:style-name="T48"><text:s/>1 file changed, 45 insertions(+)</text:span></text:p>
      <text:p text:style-name="Normal"><text:span text:style-name="T49"><text:s/>create mode 100644</text:span><text:span text:style-name="T50"><text:s/>index.html</text:span></text:p>
      <text:p text:style-name="Normal"/>
      <text:p text:style-name="Normal"><text:span text:style-name="T51">pl-20@pl20-OptiPlex-3020:~/Fast$</text:span><text:span text:style-name="T52"><text:s/>git push</text:span></text:p>
      <text:p text:style-name="Normal"><text:span text:style-name="T53">Username for '</text:span><text:a xlink:href="https://github.com" office:target-frame-name="_top" xlink:show="replace"><text:span text:style-name="T54">https://github.com</text:span></text:a><text:span text:style-name="T55">': Poorvita</text:span></text:p>
      <text:p text:style-name="Normal"><text:span text:style-name="T56">Password for '</text:span><text:a xlink:href="https://Surbhi@github.com" office:target-frame-name="_top" xlink:show="replace"><text:span text:style-name="T57">https://Surbhi@github.com</text:span></text:a><text:span text:style-name="T58">':<text:s/></text:span><text:span text:style-name="T59">kbtug@20240</text:span></text:p>
      <text:p text:style-name="Normal"><text:span text:style-name="T60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rbhie Bhamare</meta:initial-creator>
    <dc:creator>Surbhie Bhamare</dc:creator>
    <meta:creation-date>2023-05-23T07:14:00Z</meta:creation-date>
    <dc:date>2023-05-23T07:14:00Z</dc:date>
    <meta:template xlink:href="Normal" xlink:type="simple"/>
    <meta:editing-cycles>2</meta:editing-cycles>
    <meta:editing-duration>PT0S</meta:editing-duration>
    <meta:document-statistic meta:page-count="1" meta:paragraph-count="3" meta:word-count="277" meta:character-count="1859" meta:row-count="13" meta:non-whitespace-character-count="1585"/>
  </office:meta>
</office:document-meta>
</file>